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14352a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officeooo:rsid="0027a09e"/>
    </style:style>
    <style:style style:name="P9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0" style:family="paragraph" style:parent-style-name="Text_20_body">
      <style:text-properties officeooo:rsid="0029d767" officeooo:paragraph-rsid="0029d767"/>
    </style:style>
    <style:style style:name="P11" style:family="paragraph" style:parent-style-name="Title">
      <style:text-properties officeooo:rsid="0024ef34" officeooo:paragraph-rsid="0024ef34"/>
    </style:style>
    <style:style style:name="P12" style:family="paragraph" style:parent-style-name="Text_20_body">
      <style:text-properties officeooo:paragraph-rsid="002e5530"/>
    </style:style>
    <style:style style:name="P13" style:family="paragraph" style:parent-style-name="Text_20_body">
      <style:text-properties officeooo:paragraph-rsid="002ef8d0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17" style:family="paragraph" style:parent-style-name="Heading_20_1">
      <style:paragraph-properties fo:break-before="page"/>
      <style:text-properties officeooo:rsid="000d02cf" officeooo:paragraph-rsid="000eaa0a"/>
    </style:style>
    <style:style style:name="P18" style:family="paragraph" style:parent-style-name="Heading_20_1">
      <style:paragraph-properties fo:break-before="page"/>
      <style:text-properties officeooo:rsid="000d02cf" officeooo:paragraph-rsid="0011138a"/>
    </style:style>
    <style:style style:name="P19" style:family="paragraph" style:parent-style-name="Heading_20_2">
      <style:text-properties officeooo:rsid="000d1405" officeooo:paragraph-rsid="000d1405"/>
    </style:style>
    <style:style style:name="P20" style:family="paragraph" style:parent-style-name="Heading_20_2">
      <style:text-properties officeooo:rsid="000d1405" officeooo:paragraph-rsid="000eaa0a"/>
    </style:style>
    <style:style style:name="P21" style:family="paragraph" style:parent-style-name="Heading_20_2">
      <style:text-properties officeooo:rsid="000d1405" officeooo:paragraph-rsid="0011138a"/>
    </style:style>
    <style:style style:name="P22" style:family="paragraph" style:parent-style-name="Heading_20_2">
      <style:text-properties officeooo:rsid="0011138a" officeooo:paragraph-rsid="0011138a"/>
    </style:style>
    <style:style style:name="P23" style:family="paragraph" style:parent-style-name="Heading_20_2">
      <style:text-properties officeooo:rsid="004eb8cb" officeooo:paragraph-rsid="002ceee8"/>
    </style:style>
    <style:style style:name="P24" style:family="paragraph" style:parent-style-name="Heading_20_2">
      <style:text-properties officeooo:rsid="0030ab36" officeooo:paragraph-rsid="0030ab36"/>
    </style:style>
    <style:style style:name="P25" style:family="paragraph" style:parent-style-name="Heading_20_2">
      <style:text-properties officeooo:rsid="003f6bdb" officeooo:paragraph-rsid="003f6bdb"/>
    </style:style>
    <style:style style:name="P26" style:family="paragraph" style:parent-style-name="Heading_20_2">
      <style:text-properties officeooo:rsid="003fb4ce" officeooo:paragraph-rsid="003fb4ce"/>
    </style:style>
    <style:style style:name="P27" style:family="paragraph" style:parent-style-name="Text_20_body" style:master-page-name="First_20_Page">
      <style:paragraph-properties style:page-number="auto"/>
    </style:style>
    <style:style style:name="P28" style:family="paragraph" style:parent-style-name="Text_20_body" style:list-style-name="L1">
      <style:text-properties officeooo:rsid="0029376f" officeooo:paragraph-rsid="0029376f"/>
    </style:style>
    <style:style style:name="P29" style:family="paragraph" style:parent-style-name="Text_20_body">
      <style:text-properties officeooo:paragraph-rsid="000eaa0a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officeooo:paragraph-rsid="000eaa0a"/>
    </style:style>
    <style:style style:name="P31" style:family="paragraph" style:parent-style-name="Text_20_body">
      <style:paragraph-properties fo:margin-left="2.501cm" fo:margin-right="0cm" fo:text-indent="0cm" style:auto-text-indent="false"/>
      <style:text-properties officeooo:paragraph-rsid="000eaa0a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0eaa0a"/>
    </style:style>
    <style:style style:name="P33" style:family="paragraph" style:parent-style-name="Text_20_body">
      <style:text-properties officeooo:rsid="003473e4" officeooo:paragraph-rsid="003473e4"/>
    </style:style>
    <style:style style:name="P34" style:family="paragraph" style:parent-style-name="Text_20_body">
      <style:text-properties officeooo:rsid="00348540" officeooo:paragraph-rsid="00348540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officeooo:paragraph-rsid="00369afc"/>
    </style:style>
    <style:style style:name="P36" style:family="paragraph" style:parent-style-name="Text_20_body">
      <style:text-properties officeooo:paragraph-rsid="00369afc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officeooo:rsid="003b8bb5" officeooo:paragraph-rsid="003b8bb5"/>
    </style:style>
    <style:style style:name="P38" style:family="paragraph" style:parent-style-name="Text_20_body">
      <style:text-properties officeooo:paragraph-rsid="003da6ea"/>
    </style:style>
    <style:style style:name="P39" style:family="paragraph" style:parent-style-name="Text_20_body">
      <style:text-properties officeooo:rsid="003f6bdb" officeooo:paragraph-rsid="003f6bdb"/>
    </style:style>
    <style:style style:name="P40" style:family="paragraph" style:parent-style-name="Text_20_body" style:list-style-name="L2">
      <style:text-properties officeooo:rsid="003f6bdb" officeooo:paragraph-rsid="0043b1be"/>
    </style:style>
    <style:style style:name="P41" style:family="paragraph" style:parent-style-name="Text_20_body">
      <style:text-properties officeooo:paragraph-rsid="003f6bdb"/>
    </style:style>
    <style:style style:name="P42" style:family="paragraph" style:parent-style-name="Text_20_body">
      <style:text-properties officeooo:rsid="003fb4ce" officeooo:paragraph-rsid="003fb4ce"/>
    </style:style>
    <style:style style:name="P43" style:family="paragraph" style:parent-style-name="Text_20_body">
      <style:text-properties officeooo:rsid="003fb4ce" officeooo:paragraph-rsid="004383e9"/>
    </style:style>
    <style:style style:name="P44" style:family="paragraph" style:parent-style-name="Text_20_body">
      <style:text-properties officeooo:rsid="0041455e" officeooo:paragraph-rsid="0041455e"/>
    </style:style>
    <style:style style:name="T1" style:family="text">
      <style:text-properties officeooo:rsid="0020bb5d"/>
    </style:style>
    <style:style style:name="T2" style:family="text">
      <style:text-properties officeooo:rsid="0018e4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officeooo:rsid="003d08c6"/>
    </style:style>
    <style:style style:name="T6" style:family="text">
      <style:text-properties officeooo:rsid="003a0c7e"/>
    </style:style>
    <style:style style:name="T7" style:family="text">
      <style:text-properties officeooo:rsid="0030ab36"/>
    </style:style>
    <style:style style:name="T8" style:family="text">
      <style:text-properties officeooo:rsid="0031da0b"/>
    </style:style>
    <style:style style:name="T9" style:family="text">
      <style:text-properties officeooo:rsid="003473e4"/>
    </style:style>
    <style:style style:name="T10" style:family="text">
      <style:text-properties style:font-name="Arial1" fo:font-size="10pt" officeooo:rsid="00b55f96" style:font-size-asian="10pt" style:font-size-complex="10pt"/>
    </style:style>
    <style:style style:name="T11" style:family="text">
      <style:text-properties officeooo:rsid="0035a2a0"/>
    </style:style>
    <style:style style:name="T12" style:family="text">
      <style:text-properties officeooo:rsid="00369afc"/>
    </style:style>
    <style:style style:name="T13" style:family="text">
      <style:text-properties officeooo:rsid="00389335"/>
    </style:style>
    <style:style style:name="T14" style:family="text">
      <style:text-properties officeooo:rsid="0039fbd5"/>
    </style:style>
    <style:style style:name="T15" style:family="text">
      <style:text-properties officeooo:rsid="003da6ea"/>
    </style:style>
    <style:style style:name="T16" style:family="text">
      <style:text-properties officeooo:rsid="003f6bdb"/>
    </style:style>
    <style:style style:name="T17" style:family="text">
      <style:text-properties style:text-position="super 58%"/>
    </style:style>
    <style:style style:name="T18" style:family="text">
      <style:text-properties officeooo:rsid="0040b880"/>
    </style:style>
    <style:style style:name="T19" style:family="text">
      <style:text-properties officeooo:rsid="00411796"/>
    </style:style>
    <style:style style:name="T20" style:family="text">
      <style:text-properties officeooo:rsid="004383e9"/>
    </style:style>
    <style:style style:name="T21" style:family="text">
      <style:text-properties officeooo:rsid="0043b1be"/>
    </style:style>
    <style:style style:name="T22" style:family="text">
      <style:text-properties officeooo:rsid="00445c6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Wizards &amp; Dices</text:p>
      <text:p text:style-name="Text_20_body"/>
      <text:p text:style-name="P6">Compte-rendu de réunion<text:line-break/><text:span text:style-name="T7">Fiche PT – Version 0</text:span></text:p>
      <text:p text:style-name="P5"/>
      <text:p text:style-name="Text_20_body"/>
      <text:p text:style-name="Text_20_body"/>
      <text:p text:style-name="P10"/>
      <text:p text:style-name="Text_20_body"/>
      <text:p text:style-name="P9"><text:span text:style-name="T4"><text:s text:c="2"/></text:span>Membres présents :</text:p>
      <text:list text:style-name="L1">
        <text:list-item>
          <text:p text:style-name="P28">Loïs ALLAIRE<text:tab/><text:tab/><text:span text:style-name="T3">OUI</text:span></text:p>
        </text:list-item>
        <text:list-item>
          <text:p text:style-name="P28">Hugo CLAMOND<text:tab/><text:span text:style-name="T3">OUI</text:span></text:p>
        </text:list-item>
        <text:list-item>
          <text:p text:style-name="P28">Axel MOURILLON<text:tab/><text:span text:style-name="T3">OUI</text:span></text:p>
        </text:list-item>
        <text:list-item>
          <text:p text:style-name="P28">Arthur YANG<text:tab/><text:tab/><text:span text:style-name="T3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4"><text:a xlink:type="simple" xlink:href="#__RefHeading___Toc263_1510177236" text:style-name="Index_20_Link" text:visited-style-name="Index_20_Link">Analyse et trie des informations sur la base de la fiche de cadrage du PT<text:tab/>1</text:a></text:p>
          <text:p text:style-name="P15"><text:a xlink:type="simple" xlink:href="#__RefHeading___Toc277_1510177236" text:style-name="Index_20_Link" text:visited-style-name="Index_20_Link">Présentation par Arthur et Loïs<text:tab/>1</text:a></text:p>
          <text:p text:style-name="P15"><text:a xlink:type="simple" xlink:href="#__RefHeading___Toc279_1510177236" text:style-name="Index_20_Link" text:visited-style-name="Index_20_Link">À retenir<text:tab/>1</text:a></text:p>
          <text:p text:style-name="P14"><text:a xlink:type="simple" xlink:href="#__RefHeading___Toc263_1510177236%20Copie%201" text:style-name="Index_20_Link" text:visited-style-name="Index_20_Link">Outils de gestions de projets et propositions de workflow<text:tab/>2</text:a></text:p>
          <text:p text:style-name="P15"><text:a xlink:type="simple" xlink:href="#__RefHeading___Toc281_1510177236" text:style-name="Index_20_Link" text:visited-style-name="Index_20_Link">Présentation par Hugo et Axel<text:tab/>2</text:a></text:p>
          <text:p text:style-name="P15"><text:a xlink:type="simple" xlink:href="#__RefHeading___Toc283_1510177236" text:style-name="Index_20_Link" text:visited-style-name="Index_20_Link">À retenir<text:tab/>2</text:a></text:p>
          <text:p text:style-name="P14"><text:a xlink:type="simple" xlink:href="#__RefHeading___Toc263_1510177236%20Copie%202" text:style-name="Index_20_Link" text:visited-style-name="Index_20_Link">Définition de la méthode de rédaction de la fiche PT<text:tab/>3</text:a></text:p>
          <text:p text:style-name="P15"><text:a xlink:type="simple" xlink:href="#__RefHeading___Toc285_1510177236" text:style-name="Index_20_Link" text:visited-style-name="Index_20_Link">Point de synthèse fiche de cadrage<text:tab/>3</text:a></text:p>
          <text:p text:style-name="P15"><text:a xlink:type="simple" xlink:href="#__RefHeading___Toc287_1510177236" text:style-name="Index_20_Link" text:visited-style-name="Index_20_Link">Rédaction 1<text:span text:style-name="T17">er</text:span> jet<text:tab/>3</text:a></text:p>
          <text:p text:style-name="P14"><text:a xlink:type="simple" xlink:href="#__RefHeading___Toc263_1510177236%20Copie%202%20Copie%201" text:style-name="Index_20_Link" text:visited-style-name="Index_20_Link">Prochaine réunion<text:tab/>4</text:a></text:p>
          <text:p text:style-name="P15"><text:a xlink:type="simple" xlink:href="#__RefHeading___Toc289_1510177236" text:style-name="Index_20_Link" text:visited-style-name="Index_20_Link">Date<text:tab/>4</text:a></text:p>
          <text:p text:style-name="P15"><text:a xlink:type="simple" xlink:href="#__RefHeading___Toc291_1510177236" text:style-name="Index_20_Link" text:visited-style-name="Index_20_Link">Ordre du jour<text:tab/>4</text:a></text:p>
          <text:p text:style-name="P15"><text:a xlink:type="simple" xlink:href="#__RefHeading___Toc291_1510177236%20Copie%201" text:style-name="Index_20_Link" text:visited-style-name="Index_20_Link">Devoirs<text:tab/>4</text:a></text:p>
        </text:index-body>
      </text:table-of-content>
      <text:p text:style-name="Text_20_body"/>
      <text:p text:style-name="Text_20_body"/>
      <text:p text:style-name="P8"/>
      <text:p text:style-name="Text_20_body"/>
      <text:p text:style-name="P7">Le : <text:span text:style-name="T7">Samedi</text:span> <text:span text:style-name="T7">26</text:span> <text:span text:style-name="T7">octobre</text:span> <text:span text:style-name="T7">2024</text:span></text:p>
      <text:p text:style-name="Text_20_body"/>
      <text:h text:style-name="P16" text:outline-level="1"><text:bookmark-start text:name="__RefHeading___Toc263_1510177236"/>Analyse et trie des informations sur la base de la fiche de cadrage du PT <text:bookmark-end text:name="__RefHeading___Toc263_1510177236"/></text:h>
      <text:h text:style-name="P19" text:outline-level="2"><text:bookmark-start text:name="__RefHeading___Toc277_1510177236"/>Présentation par Arthur et Loïs<text:bookmark-end text:name="__RefHeading___Toc277_1510177236"/></text:h>
      <text:p text:style-name="P33">Présentation du document : <text:span text:style-name="T10">Doc de cadrage PTUT Jalon1-Fiche projet.odt</text:span></text:p>
      <text:p text:style-name="Text_20_body"/>
      <text:p text:style-name="Text_20_body"/>
      <text:h text:style-name="P24" text:outline-level="2"><text:bookmark-start text:name="__RefHeading___Toc279_1510177236"/>À retenir<text:bookmark-end text:name="__RefHeading___Toc279_1510177236"/></text:h>
      <text:p text:style-name="P33">Présence de tous les éléments </text:p>
      <text:p text:style-name="P33">Redites = travail de synthèse </text:p>
      <text:p text:style-name="P34">Point rapide dans la semaine </text:p>
      <text:p text:style-name="P1"/>
      <text:h text:style-name="P17" text:outline-level="1"><text:bookmark-start text:name="__RefHeading___Toc263_1510177236 Copie 1"/><text:span text:style-name="T8">O</text:span>utils de gestions de projets et <text:span text:style-name="T8">proposition</text:span><text:span text:style-name="T9">s</text:span><text:span text:style-name="T8"> </text:span>de workflow <text:bookmark-end text:name="__RefHeading___Toc263_1510177236 Copie 1"/></text:h>
      <text:h text:style-name="P20" text:outline-level="2"><text:bookmark-start text:name="__RefHeading___Toc281_1510177236"/>Présentation par Hugo et Axel<text:bookmark-end text:name="__RefHeading___Toc281_1510177236"/></text:h>
      <text:p text:style-name="P1">Besoin : </text:p>
      <text:p text:style-name="P30">Rétro plan<text:span text:style-name="T22">n</text:span>ing </text:p>
      <text:p text:style-name="P30">Répartition des tâches</text:p>
      <text:p text:style-name="P30">Suivie des tâches</text:p>
      <text:p text:style-name="P30">Optionnel : </text:p>
      <text:p text:style-name="P30"><text:tab/>connectivité avec Git</text:p>
      <text:p text:style-name="P30"><text:tab/>Cloud &gt;&gt; On Prem</text:p>
      <text:p text:style-name="P1"/>
      <text:p text:style-name="P1">Office : </text:p>
      <text:p text:style-name="P30">Visio =&gt; Schéma </text:p>
      <text:p text:style-name="P30">Teams =&gt; Répartition et suivie des taches</text:p>
      <text:p text:style-name="P1"/>
      <text:p text:style-name="P1">Outils :</text:p>
      <text:p text:style-name="P30">Focal board =&gt; Suivie des taches</text:p>
      <text:p text:style-name="P1"/>
      <text:p text:style-name="P1">Solutions (répond à tous les besoin principaux) :</text:p>
      <text:p text:style-name="P30"><text:span text:style-name="T11">O</text:span>pen project </text:p>
      <text:p text:style-name="P30"><text:span text:style-name="T11">T</text:span>aiga</text:p>
      <text:p text:style-name="P30">Gantt project</text:p>
      <text:p text:style-name="P1"/>
      <text:p text:style-name="P1">Work Flow :</text:p>
      <text:p text:style-name="P1"/>
      <text:p text:style-name="P1">&gt; Toujours commit (minimum) après une session de boulot </text:p>
      <text:p text:style-name="P35">=&gt; suivi de qui à fait quoi</text:p>
      <text:p text:style-name="P36">&gt; Toujours <text:span text:style-name="T12">pull la branche « main » et sa/ses branche(s) de travail</text:span> <text:span text:style-name="T12">au début d’</text:span>une session de boulot </text:p>
      <text:p text:style-name="P35">=&gt; <text:span text:style-name="T13">évite en partie les conflit</text:span><text:span text:style-name="T14">s</text:span></text:p>
      <text:p text:style-name="P37">=&gt; faire attention : quand pull de la main, <text:s/>bien revenir sur la branche courante</text:p>
      <text:p text:style-name="P37">PAS DE BOULOT SUR LA MAIN</text:p>
      <text:p text:style-name="P1">&gt; Pour les outils ne pouvant être poussé dans le git</text:p>
      <text:p text:style-name="P30">=&gt; réu hebdo = point d'avancement sur les outils de gestions de projet (rétro planing, tâches, etc)</text:p>
      <text:p text:style-name="P1">&gt; Gantt project</text:p>
      <text:p text:style-name="P30">=&gt; Fait un peu tout de façon simple. S'enregistre dans un fichier (potentiellement sur le Git)</text:p>
      <text:p text:style-name="P31">Fonctionnement :</text:p>
      <text:p text:style-name="P31">- Drive externe : tout le monde peut y toucher + slightly risqué + besoin d'harmonisation sur la méthode de gestion + outils supplémentaire </text:p>
      <text:p text:style-name="P31">- Git + tickets : une personne en charge (autre en lecture) + presque 0 risque + pas d'harmonisation</text:p>
      <text:p text:style-name="P32"/>
      <text:p text:style-name="P1"/>
      <text:p text:style-name="P1"/>
      <text:h text:style-name="P20" text:outline-level="2"><text:bookmark-start text:name="__RefHeading___Toc283_1510177236"/>À retenir<text:bookmark-end text:name="__RefHeading___Toc283_1510177236"/></text:h>
      <text:p text:style-name="P1">- <text:span text:style-name="T15">Axel MOURILLON = chef de projet → gestion du Gantt</text:span></text:p>
      <text:p text:style-name="P1">- <text:span text:style-name="T15">Gantt : répartition des tâches et planning de projet</text:span></text:p>
      <text:p text:style-name="P38">- <text:span text:style-name="T15">Taiga : suivie/répartition des tâches + modification du planning (ticket)</text:span></text:p>
      <text:p text:style-name="P1"/>
      <text:p text:style-name="P1"/>
      <text:h text:style-name="P17" text:outline-level="1"><text:bookmark-start text:name="__RefHeading___Toc263_1510177236 Copie 2"/>Définition de la méthode de rédaction de la fiche PT<text:bookmark-end text:name="__RefHeading___Toc263_1510177236 Copie 2"/></text:h>
      <text:h text:style-name="P25" text:outline-level="2"><text:bookmark-start text:name="__RefHeading___Toc285_1510177236"/>Point de synthèse fiche de cadrage<text:bookmark-end text:name="__RefHeading___Toc285_1510177236"/></text:h>
      <text:p text:style-name="P41"><text:span text:style-name="T16">Lois </text:span><text:span text:style-name="T20">et</text:span><text:span text:style-name="T16"> Arthur</text:span></text:p>
      <text:p text:style-name="P39"><text:span text:style-name="T20">Finition, synthèse et préparation du </text:span>point d’étape</text:p>
      <text:p text:style-name="P1"/>
      <text:h text:style-name="P26" text:outline-level="2"><text:bookmark-start text:name="__RefHeading___Toc287_1510177236"/>Rédaction 1<text:span text:style-name="T17">er</text:span> jet<text:bookmark-end text:name="__RefHeading___Toc287_1510177236"/></text:h>
      <text:p text:style-name="P42">Hugo</text:p>
      <text:p text:style-name="P43"><text:span text:style-name="T20">R</text:span><text:span text:style-name="T18">édaction </text:span><text:span text:style-name="T20">et m</text:span>ise en forme <text:span text:style-name="T20">d’un premier jet de la fiche PT</text:span></text:p>
      <text:p text:style-name="P1"/>
      <text:p text:style-name="P1"/>
      <text:h text:style-name="P18" text:outline-level="1"><text:bookmark-start text:name="__RefHeading___Toc263_1510177236 Copie 2 Copie 1"/>Prochaine réunion<text:bookmark-end text:name="__RefHeading___Toc263_1510177236 Copie 2 Copie 1"/></text:h>
      <text:h text:style-name="P21" text:outline-level="2"><text:bookmark-start text:name="__RefHeading___Toc289_1510177236"/>Date<text:bookmark-end text:name="__RefHeading___Toc289_1510177236"/></text:h>
      <text:p text:style-name="P13"><text:span text:style-name="T19">Mercredi</text:span><text:span text:style-name="T6"> </text:span><text:span text:style-name="T19">30 octobre 2024</text:span><text:span text:style-name="T6">, </text:span><text:span text:style-name="T5">de </text:span><text:span text:style-name="T19">21</text:span><text:span text:style-name="T5">h30 à </text:span><text:span text:style-name="T19">22</text:span><text:span text:style-name="T5">h30</text:span></text:p>
      <text:p text:style-name="P2"/>
      <text:p text:style-name="P2"/>
      <text:h text:style-name="P22" text:outline-level="2"><text:bookmark-start text:name="__RefHeading___Toc291_1510177236"/>Ordre du jour<text:bookmark-end text:name="__RefHeading___Toc291_1510177236"/></text:h>
      <text:list text:style-name="L2">
        <text:list-item>
          <text:p text:style-name="P40"><text:span text:style-name="T21">P</text:span>oint d’étape <text:span text:style-name="T21">et la fiche PT</text:span></text:p>
        </text:list-item>
      </text:list>
      <text:p text:style-name="P2"/>
      <text:p text:style-name="P2"/>
      <text:h text:style-name="P23" text:outline-level="2"><text:bookmark-start text:name="__RefHeading___Toc291_1510177236 Copie 1"/>Devoirs<text:bookmark-end text:name="__RefHeading___Toc291_1510177236 Copie 1"/></text:h>
      <text:p text:style-name="P44">Lois et Arthur : synthèse <text:span text:style-name="T22">de la fiche de cadrage</text:span></text:p>
      <text:p text:style-name="P44">Axel : prise en main <text:span text:style-name="T22">des workflow de </text:span>gestion <text:span text:style-name="T22">de projets</text:span> <text:span text:style-name="T22">(jusqu’au samedi 02/11/2024)</text:span></text:p>
      <text:p text:style-name="P12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5a2a0"/>
    </style:style>
    <style:style style:name="MT2" style:family="text">
      <style:text-properties officeooo:rsid="0020bb5d"/>
    </style:style>
    <style:style style:name="MT3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Fiche PT – Version 0</text:p>
      </style:header>
      <style:footer>
        <text:p text:style-name="Header"><text:span text:style-name="MT1">26</text:span><text:span text:style-name="MT2">/</text:span><text:span text:style-name="MT1">10</text:span><text:span text:style-name="MT2">/</text:span><text:span text:style-name="MT1">2024</text:span><text:tab/><text:tab/><text:span text:style-name="MT3">Page : </text:span><text:span text:style-name="MT3"><text:page-number text:select-page="current">4</text:page-number></text:span><text:span text:style-name="MT3"><text:s/>/ </text:span><text:span text:style-name="MT3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26T17:26:28.217000000</dc:date>
    <meta:editing-duration>PT4H16M16S</meta:editing-duration>
    <meta:editing-cycles>60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82" meta:word-count="520" meta:character-count="2801" meta:non-whitespace-character-count="2342"/>
  </office:meta>
</office:document-meta>
</file>